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1269" officeooo:paragraph-rsid="0010126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01269" officeooo:paragraph-rsid="0010126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b86d" officeooo:paragraph-rsid="0010b86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1992b" officeooo:paragraph-rsid="0011992b" style:font-weight-asian="normal" style:font-weight-complex="normal"/>
    </style:style>
    <style:style style:name="T1" style:family="text">
      <style:text-properties officeooo:rsid="0010b86d"/>
    </style:style>
    <style:style style:name="T2" style:family="text">
      <style:text-properties officeooo:rsid="0011992b"/>
    </style:style>
    <style:style style:name="T3" style:family="text">
      <style:text-properties officeooo:rsid="0013020d"/>
    </style:style>
    <style:style style:name="T4" style:family="text">
      <style:text-properties officeooo:rsid="00130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raestrutura do Projeto </text:p>
      <text:p text:style-name="P1"/>
      <text:p text:style-name="P1"/>
      <text:p text:style-name="P2">Primeira parte do pipeline é a obtenção dos dados via web scraping: extrai<text:span text:style-name="T2">r</text:span>, organiza<text:span text:style-name="T2">r</text:span> e guarda em um xlsx. <text:span text:style-name="T4">Ou seja, o ETL. </text:span>Note que não é um processo automatizado real-time, pois o script precisa ser acionado manualmente e os dados não estão sendo armazenados em um Sistema Gerenciador de Banco de Dados (SGBD) via SQL (padrão tabular). <text:span text:style-name="T3">Mas sim locamente em um arquivo excel. </text:span></text:p>
      <text:p text:style-name="P2"/>
      <text:p text:style-name="P2">Idealmente, o processo do pipeline deve ser extrair via web scraping, armazena<text:span text:style-name="T1">r</text:span> em um SGBD, automatiza<text:span text:style-name="T1">r</text:span> o script de coleta com algum orquestrador – <text:span text:style-name="T4">possivelmente o Apache Airflow </text:span>(deixando o script rodar 1 vez ao mês, por exemplo. Assim, atualiza os dados evitando defasagem, <text:span text:style-name="T1">perda de informações sazonais</text:span> <text:span text:style-name="T1">ou</text:span> viés amostral<text:span text:style-name="T1">). <text:s/></text:span><text:s text:c="3"/></text:p>
      <text:p text:style-name="P2"/>
      <text:p text:style-name="P3">A terceira etapa do processo do pipeline é o pré-processamento de dados: organização, limpeza, filtragem e compatibilização entre as diversas fontes de coleta. </text:p>
      <text:p text:style-name="P3"/>
      <text:p text:style-name="P4">→ Mais etapas a definir até chegar na modelagem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49:28.621280028</meta:creation-date>
    <dc:date>2024-09-30T16:46:12.101981076</dc:date>
    <meta:editing-duration>PT3H56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50" meta:character-count="940" meta:non-whitespace-character-count="785"/>
  </office:meta>
</office:document-meta>
</file>